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-color="#ff4000" draw:textarea-horizontal-align="justify" draw:textarea-vertical-align="middle" draw:auto-grow-height="false" fo:min-height="1.771cm" fo:min-width="1.521cm" loext:decorative="false"/>
      <style:paragraph-properties style:writing-mode="lr-tb"/>
    </style:style>
    <style:style style:name="gr2" style:family="graphic" style:parent-style-name="standard">
      <style:graphic-properties draw:stroke="none" svg:stroke-color="#3465a4" draw:fill-color="#81d41a" draw:textarea-horizontal-align="justify" draw:textarea-vertical-align="middle" draw:auto-grow-height="false" fo:min-height="1.771cm" fo:min-width="1.521cm" loext:decorative="false"/>
      <style:paragraph-properties style:writing-mode="lr-tb"/>
    </style:style>
    <style:style style:name="gr3" style:family="graphic" style:parent-style-name="standard">
      <style:graphic-properties draw:stroke="none" svg:stroke-color="#3465a4" draw:fill-color="#729fcf" draw:textarea-horizontal-align="justify" draw:textarea-vertical-align="middle" draw:auto-grow-height="false" fo:min-height="1.771cm" fo:min-width="1.521cm" loext:decorative="false"/>
      <style:paragraph-properties style:writing-mode="lr-tb"/>
    </style:style>
    <style:style style:name="gr4" style:family="graphic" style:parent-style-name="standard">
      <style:graphic-properties draw:stroke="none" svg:stroke-color="#3465a4" draw:fill-color="#ffff00" draw:textarea-horizontal-align="justify" draw:textarea-vertical-align="middle" draw:auto-grow-height="false" fo:min-height="3.118cm" fo:min-width="2.914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65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3465a4" draw:fill-color="#ffff00" draw:textarea-horizontal-align="justify" draw:textarea-vertical-align="middle" draw:auto-grow-height="false" fo:min-height="1.771cm" fo:min-width="1.52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style:paragraph-properties fo:margin-top="0.42cm" fo:margin-bottom="0.35cm"/>
      <style:text-properties fo:font-size="42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42pt" style:font-size-asian="10pt" style:font-size-complex="10pt"/>
    </style:style>
    <style:style style:name="P8" style:family="paragraph">
      <loext:graphic-properties draw:fill="none" draw:fill-color="#ffffff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size="4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7cm" svg:height="2.857cm" svg:x="1.635cm" svg:y="4.888cm">
          <text:p text:style-name="P1">1 <text:s text:c="2"/>2</text:p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857cm" svg:height="2.857cm" svg:x="6.325cm" svg:y="4.888cm">
          <text:p text:style-name="P1">2 <text:s text:c="3"/>4</text:p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857cm" svg:height="2.857cm" svg:x="11.015cm" svg:y="4.888cm">
          <text:p text:style-name="P1">3 <text:s text:c="3"/>6</text:p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4.826cm" svg:height="4.762cm" svg:x="15.706cm" svg:y="3.935cm">
          <text:p text:style-name="P1">1 2 3</text:p>
          <text:p text:style-name="P1">4 5 6</text:p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76cm" svg:height="1.906cm" svg:x="4.728cm" svg:y="5.285cm">
          <draw:text-box>
            <text:p text:style-name="P6">∪</text:p>
          </draw:text-box>
        </draw:frame>
        <draw:frame draw:style-name="gr5" draw:text-style-name="P7" draw:layer="layout" svg:width="0.76cm" svg:height="1.906cm" svg:x="9.418cm" svg:y="5.285cm">
          <draw:text-box>
            <text:p text:style-name="P6">∪</text:p>
          </draw:text-box>
        </draw:frame>
        <draw:frame draw:style-name="gr5" draw:text-style-name="P7" draw:layer="layout" svg:width="0.76cm" svg:height="1.906cm" svg:x="14.108cm" svg:y="5.285cm">
          <draw:text-box>
            <text:p text:style-name="P6">=</text:p>
          </draw:text-box>
        </draw:frame>
        <draw:frame draw:style-name="gr6" draw:text-style-name="P8" draw:layer="layout" svg:width="0.887cm" svg:height="0.962cm" svg:x="2.62cm" svg:y="2.632cm">
          <draw:text-box>
            <text:p>F</text:p>
          </draw:text-box>
        </draw:frame>
        <draw:frame draw:style-name="gr6" draw:text-style-name="P8" draw:layer="layout" svg:width="0.925cm" svg:height="0.962cm" svg:x="7.291cm" svg:y="2.632cm">
          <draw:text-box>
            <text:p>P</text:p>
          </draw:text-box>
        </draw:frame>
        <draw:frame draw:style-name="gr6" draw:text-style-name="P8" draw:layer="layout" svg:width="1.027cm" svg:height="0.962cm" svg:x="11.93cm" svg:y="2.632cm">
          <draw:text-box>
            <text:p>M</text:p>
          </draw:text-box>
        </draw:frame>
        <draw:frame draw:style-name="gr6" draw:text-style-name="P8" draw:layer="layout" svg:width="0.959cm" svg:height="0.962cm" svg:x="17.64cm" svg:y="2.632cm">
          <draw:text-box>
            <text:p>H</text:p>
          </draw:text-box>
        </draw:frame>
        <draw:custom-shape draw:style-name="gr1" draw:text-style-name="P2" draw:layer="layout" svg:width="2.857cm" svg:height="2.857cm" svg:x="1.635cm" svg:y="11.689cm">
          <text:p text:style-name="P1"><text:span text:style-name="T1">1</text:span> <text:s text:c="2"/>2</text:p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857cm" svg:height="2.857cm" svg:x="6.325cm" svg:y="11.689cm">
          <text:p text:style-name="P1">2 <text:s text:c="3"/><text:span text:style-name="T1">4</text:span></text:p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7" draw:layer="layout" svg:width="0.76cm" svg:height="1.906cm" svg:x="4.628cm" svg:y="12.086cm">
          <draw:text-box>
            <text:p text:style-name="P6"><text:span text:style-name="T2">∩</text:span></text:p>
          </draw:text-box>
        </draw:frame>
        <draw:frame draw:style-name="gr6" draw:text-style-name="P8" draw:layer="layout" svg:width="0.887cm" svg:height="0.962cm" svg:x="2.62cm" svg:y="9.433cm">
          <draw:text-box>
            <text:p>F</text:p>
          </draw:text-box>
        </draw:frame>
        <draw:frame draw:style-name="gr6" draw:text-style-name="P8" draw:layer="layout" svg:width="0.925cm" svg:height="0.962cm" svg:x="7.291cm" svg:y="9.433cm">
          <draw:text-box>
            <text:p>P</text:p>
          </draw:text-box>
        </draw:frame>
        <draw:frame draw:style-name="gr5" draw:text-style-name="P7" draw:layer="layout" svg:width="0.76cm" svg:height="1.906cm" svg:x="9.45cm" svg:y="12.085cm">
          <draw:text-box>
            <text:p text:style-name="P6">=</text:p>
          </draw:text-box>
        </draw:frame>
        <draw:custom-shape draw:style-name="gr7" draw:text-style-name="P5" draw:layer="layout" svg:width="2.857cm" svg:height="2.857cm" svg:x="11.215cm" svg:y="11.888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09:17.697526425</meta:creation-date>
    <dc:date>2024-02-26T23:05:56.862170522</dc:date>
    <meta:editing-duration>PT2H59M42S</meta:editing-duration>
    <meta:editing-cycles>13</meta:editing-cycles>
    <meta:generator>LibreOffice/24.2.0.3$Linux_X86_64 LibreOffice_project/420$Build-3</meta:generator>
    <dc:description>This file was made with LibreOffice and can be redistributed and used according to GPL 3.0 or later.

History Tracers</dc:description>
    <dc:title>Maya Numbers</dc:title>
    <meta:keyword>History Tracers; Group Union Intersection</meta:keyword>
    <meta:document-statistic meta:object-count="18"/>
  </office:meta>
</office:document-meta>
</file>